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apMethodArgumentResolver.resolveArgumentValue( MethodParameter methodParameter , BindingContext 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riableMapMethodArgumentResolver.PathVariableMapMethodArgumentResolver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ap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riableMapMethodArgumentResolver.allVariables( PathVariable pathVariable ,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